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49.675">
            <text:p>49.675</text:p>
          </table:table-cell>
          <table:table-cell table:number-columns-repeated="5"/>
          <table:table-cell table:formula="of:=SUM([.J3:.J501])" office:value-type="float" office:value="1586">
            <text:p>1586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Bed Fee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formula="of:=QUOTIENT(SUM(PRODUCT([.B3]; [.C3]); PRODUCT([.D3]; [.E3])); [.I3])" office:value-type="float" office:value="104">
            <text:p>104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formula="of:=QUOTIENT(SUM(PRODUCT([.B4]; [.C4]); PRODUCT([.D4]; [.E4])); [.I4])" office:value-type="float" office:value="156">
            <text:p>156</text:p>
          </table:table-cell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table:formula="of:=QUOTIENT(SUM(PRODUCT([.B5]; [.C5]); PRODUCT([.D5]; [.E5])); [.I5])" office:value-type="float" office:value="49">
            <text:p>49</text:p>
          </table:table-cell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7">
            <text:p>1.27</text:p>
          </table:table-cell>
          <table:table-cell table:formula="of:=QUOTIENT(SUM(PRODUCT([.B6]; [.C6]); PRODUCT([.D6]; [.E6])); [.I6])" office:value-type="float" office:value="3">
            <text:p>3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table:formula="of:=QUOTIENT(SUM(PRODUCT([.B7]; [.C7]); PRODUCT([.D7]; [.E7])); [.I7])" office:value-type="float" office:value="80">
            <text:p>80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QUOTIENT(SUM(PRODUCT([.B8]; [.C8]); PRODUCT([.D8]; [.E8])); [.I8])" office:value-type="float" office:value="84">
            <text:p>84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9]; [.C9]); PRODUCT([.D9]; [.E9])); [.I9])" office:value-type="float" office:value="52">
            <text:p>52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0.36">
            <text:p>0.36</text:p>
          </table:table-cell>
          <table:table-cell table:formula="of:=QUOTIENT(SUM(PRODUCT([.B10]; [.C10]); PRODUCT([.D10]; [.E10])); [.I10])" office:value-type="float" office:value="11">
            <text:p>11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table:formula="of:=QUOTIENT(SUM(PRODUCT([.B11]; [.C11]); PRODUCT([.D11]; [.E11])); [.I11])" office:value-type="float" office:value="58">
            <text:p>58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table:formula="of:=QUOTIENT(SUM(PRODUCT([.B12]; [.C12]); PRODUCT([.D12]; [.E12])); [.I12])" office:value-type="float" office:value="54">
            <text:p>54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13]; [.C13]); PRODUCT([.D13]; [.E13])); [.I13])" office:value-type="float" office:value="28">
            <text:p>28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.25">
            <text:p>1.25</text:p>
          </table:table-cell>
          <table:table-cell table:formula="of:=QUOTIENT(SUM(PRODUCT([.B14]; [.C14]); PRODUCT([.D14]; [.E14])); [.I14])" office:value-type="float" office:value="62">
            <text:p>62</text:p>
          </table:table-cell>
        </table:table-row>
        <table:table-row table:style-name="ro1">
          <table:table-cell office:value-type="string">
            <text:p>Brussel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15]; [.C15]); PRODUCT([.D15]; [.E15])); [.I15])" office:value-type="float" office:value="28">
            <text:p>28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16]; [.C16]); PRODUCT([.D16]; [.E16])); [.I16])" office:value-type="float" office:value="16">
            <text:p>16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17]; [.C17]); PRODUCT([.D17]; [.E17])); [.I17])" office:value-type="float" office:value="9">
            <text:p>9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">
            <text:p>0.3</text:p>
          </table:table-cell>
          <table:table-cell table:formula="of:=QUOTIENT(SUM(PRODUCT([.B18]; [.C18]); PRODUCT([.D18]; [.E18])); [.I18])" office:value-type="float" office:value="16">
            <text:p>16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19]; [.C19]); PRODUCT([.D19]; [.E19])); [.I19])" office:value-type="float" office:value="48">
            <text:p>48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.9">
            <text:p>2.9</text:p>
          </table:table-cell>
          <table:table-cell table:formula="of:=QUOTIENT(SUM(PRODUCT([.B20]; [.C20]); PRODUCT([.D20]; [.E20])); [.I20])" office:value-type="float" office:value="92">
            <text:p>92</text:p>
          </table:table-cell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21]; [.C21]); PRODUCT([.D21]; [.E21])); [.I21])" office:value-type="float" office:value="10">
            <text:p>10</text:p>
          </table:table-cell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.6">
            <text:p>1.6</text:p>
          </table:table-cell>
          <table:table-cell table:formula="of:=QUOTIENT(SUM(PRODUCT([.B22]; [.C22]); PRODUCT([.D22]; [.E22])); [.I22])" office:value-type="float" office:value="13">
            <text:p>13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29">
            <text:p>0.29</text:p>
          </table:table-cell>
          <table:table-cell table:formula="of:=QUOTIENT(SUM(PRODUCT([.B23]; [.C23]); PRODUCT([.D23]; [.E23])); [.I23])" office:value-type="float" office:value="75">
            <text:p>75</text:p>
          </table:table-cell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24]; [.C24]); PRODUCT([.D24]; [.E24])); [.I24])" office:value-type="float" office:value="54">
            <text:p>54</text:p>
          </table:table-cell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17">
            <text:p>0.17</text:p>
          </table:table-cell>
          <table:table-cell table:formula="of:=QUOTIENT(SUM(PRODUCT([.B25]; [.C25]); PRODUCT([.D25]; [.E25])); [.I25])" office:value-type="float" office:value="88">
            <text:p>88</text:p>
          </table:table-cell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3"/>
          <table:table-cell office:value-type="float" office:value="0.4">
            <text:p>0.4</text:p>
          </table:table-cell>
          <table:table-cell table:formula="of:=QUOTIENT(SUM(PRODUCT([.B26]; [.C26]); PRODUCT([.D26]; [.E26])); [.I26])" office:value-type="float" office:value="10">
            <text:p>10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27]; [.C27]); PRODUCT([.D27]; [.E27])); [.I27])" office:value-type="float" office:value="21">
            <text:p>21</text:p>
          </table:table-cell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28]; [.C28]); PRODUCT([.D28]; [.E28])); [.I28])" office:value-type="float" office:value="20">
            <text:p>20</text:p>
          </table:table-cell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3"/>
          <table:table-cell office:value-type="float" office:value="0.5">
            <text:p>0.5</text:p>
          </table:table-cell>
          <table:table-cell table:formula="of:=QUOTIENT(SUM(PRODUCT([.B29]; [.C29]); PRODUCT([.D29]; [.E29])); [.I29])" office:value-type="float" office:value="4">
            <text:p>4</text:p>
          </table:table-cell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30]; [.C30]); PRODUCT([.D30]; [.E30])); [.I30])" office:value-type="float" office:value="37">
            <text:p>37</text:p>
          </table:table-cell>
        </table:table-row>
        <table:table-row table:style-name="ro1">
          <table:table-cell office:value-type="string">
            <text:p>Salsify (MYSTERY FRUIT)</text:p>
          </table:table-cell>
          <table:table-cell table:number-columns-repeated="9"/>
        </table:table-row>
        <table:table-row table:style-name="ro1">
          <table:table-cell office:value-type="string">
            <text:p>Dill</text:p>
          </table:table-cell>
          <table:table-cell table:number-columns-repeated="8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33]; [.C33]); PRODUCT([.D33]; [.E33])); [.I33])" office:value-type="float" office:value="20">
            <text:p>20</text:p>
          </table:table-cell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ce1" office:value-type="float" office:value="1.07">
            <text:p>1.07</text:p>
          </table:table-cell>
          <table:table-cell table:formula="of:=QUOTIENT(SUM(PRODUCT([.B34]; [.C34]); PRODUCT([.D34]; [.E34])); [.I34])" office:value-type="float" office:value="121">
            <text:p>121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 table:formula="of:=QUOTIENT(SUM(PRODUCT([.B35]; [.C35]); PRODUCT([.D35]; [.E35])); [.I35])" office:value-type="float" office:value="10">
            <text:p>10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37]; [.C37]); PRODUCT([.D37]; [.E37])); [.I37])" office:value-type="float" office:value="48">
            <text:p>48</text:p>
          </table:table-cell>
        </table:table-row>
        <table:table-row table:style-name="ro1">
          <table:table-cell office:value-type="string">
            <text:p>Cut flowers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5:1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9T15:02:36</dc:date>
    <dc:creator>Jean-Paul Calderone</dc:creator>
    <meta:generator>LibreOffice/3.4$Unix LibreOffice_project/340m1$Build-302</meta:generator>
    <meta:editing-duration>P9DT13H28M40S</meta:editing-duration>
    <meta:editing-cycles>13</meta:editing-cycles>
    <meta:document-statistic meta:table-count="1" meta:cell-count="253" meta:object-count="0"/>
  </office:meta>
</office:document-meta>
</file>